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3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Heading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" style:family="paragraph" style:parent-style-name="Standard" style:list-style-name="WW8Num5">
      <style:paragraph-properties>
        <style:tab-stops>
          <style:tab-stop style:position="0in"/>
        </style:tab-stops>
      </style:paragraph-properties>
    </style:style>
    <style:style style:name="P6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03e0db"/>
    </style:style>
    <style:style style:name="P7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04b43e"/>
    </style:style>
    <style:style style:name="P8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0934dd"/>
    </style:style>
    <style:style style:name="P9" style:family="paragraph" style:parent-style-name="Standard">
      <style:paragraph-properties>
        <style:tab-stops>
          <style:tab-stop style:position="0in"/>
        </style:tab-stops>
      </style:paragraph-properties>
      <style:text-properties officeooo:paragraph-rsid="0003e0db"/>
    </style:style>
    <style:style style:name="P10" style:family="paragraph" style:parent-style-name="Standard">
      <style:paragraph-properties fo:margin-left="0in" fo:margin-right="-0.0008in" fo:margin-top="0.0835in" fo:margin-bottom="0in" fo:line-height="150%" fo:text-indent="0in" style:auto-text-indent="false">
        <style:tab-stops>
          <style:tab-stop style:position="6.3984in"/>
        </style:tab-stops>
      </style:paragraph-properties>
      <style:text-properties style:font-name="Arial" fo:font-size="12pt" officeooo:paragraph-rsid="0003e0db" style:font-size-asian="12pt" style:font-name-complex="Arial" style:font-size-complex="12pt"/>
    </style:style>
    <style:style style:name="P11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2" style:family="paragraph" style:parent-style-name="Heading_20_3">
      <style:text-properties officeooo:paragraph-rsid="0003e0db"/>
    </style:style>
    <style:style style:name="P13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P14" style:family="paragraph" style:parent-style-name="Table_20_Contents">
      <style:paragraph-properties style:snap-to-layout-grid="false"/>
      <style:text-properties officeooo:paragraph-rsid="0003e0db"/>
    </style:style>
    <style:style style:name="P15" style:family="paragraph" style:parent-style-name="Text_20_body_20_indent">
      <style:paragraph-properties fo:margin-left="0in" fo:margin-right="-0.0008in" fo:margin-top="0.0835in" fo:margin-bottom="0in" fo:line-height="150%" fo:text-indent="0in" style:auto-text-indent="false">
        <style:tab-stops>
          <style:tab-stop style:position="6.3984in"/>
        </style:tab-stops>
      </style:paragraph-properties>
      <style:text-properties style:font-name="Arial" fo:font-size="12pt" fo:font-weight="normal" officeooo:paragraph-rsid="0003e0db" style:font-size-asian="12pt" style:font-weight-asian="normal" style:font-name-complex="Arial" style:font-size-complex="12pt" style:font-weight-complex="normal"/>
    </style:style>
    <style:style style:name="P16" style:family="paragraph" style:parent-style-name="Text_20_body_20_indent">
      <style:paragraph-properties fo:margin-left="0in" fo:margin-right="-0.0008in" fo:margin-top="0.0835in" fo:margin-bottom="0in" fo:line-height="150%" fo:text-indent="0in" style:auto-text-indent="false">
        <style:tab-stops>
          <style:tab-stop style:position="6.3984in"/>
        </style:tab-stops>
      </style:paragraph-properties>
      <style:text-properties style:font-name="Arial" fo:font-size="12pt" fo:font-weight="bold" officeooo:paragraph-rsid="0003e0db" style:font-size-asian="12pt" style:font-weight-asian="bold" style:font-name-complex="Arial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e0d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e0db" style:font-weight-asian="bold" style:font-weight-complex="bold"/>
    </style:style>
    <style:style style:name="T5" style:family="text">
      <style:text-properties fo:font-weight="bold" officeooo:rsid="0004b43e" style:font-weight-asian="bold" style:font-weight-complex="bold"/>
    </style:style>
    <style:style style:name="T6" style:family="text">
      <style:text-properties officeooo:rsid="0004b43e"/>
    </style:style>
    <style:style style:name="T7" style:family="text">
      <style:text-properties fo:font-weight="normal" officeooo:rsid="0004b43e" style:font-weight-asian="normal" style:font-weight-complex="normal"/>
    </style:style>
    <style:style style:name="T8" style:family="text">
      <style:text-properties style:font-name="Arial" fo:font-size="12pt" fo:font-weight="normal" officeooo:rsid="0004b43e" style:font-size-asian="12pt" style:font-weight-asian="normal" style:font-name-complex="Arial" style:font-size-complex="12pt" style:font-weight-complex="normal"/>
    </style:style>
    <style:style style:name="T9" style:family="text">
      <style:text-properties style:font-name="Arial" fo:font-size="12pt" fo:font-weight="bold" officeooo:rsid="0003e0db" style:font-size-asian="12pt" style:font-weight-asian="bold" style:font-name-complex="Arial" style:font-size-complex="12pt" style:font-weight-complex="bold"/>
    </style:style>
    <style:style style:name="T10" style:family="text">
      <style:text-properties style:font-name="Arial" fo:font-size="12pt" fo:font-weight="bold" officeooo:rsid="0004b43e" style:font-size-asian="12pt" style:font-weight-asian="bold" style:font-name-complex="Arial" style:font-size-complex="12pt" style:font-weight-complex="bold"/>
    </style:style>
    <style:style style:name="T11" style:family="text">
      <style:text-properties officeooo:rsid="0005eb90"/>
    </style:style>
    <style:style style:name="T12" style:family="text">
      <style:text-properties officeooo:rsid="000934d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3" text:outline-level="2"><text:file-name text:display="name">UC07.00.01 - Alterar Período Relativ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3" office:value-type="date" office:date-value="2012-05-11">
            <text:p text:style-name="P14"><text:span text:style-name="T2">11/05/12</text:span>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1" text:outline-level="3">Pré-condições</text:h>
      <text:list xml:id="list1126398866" text:style-name="WW8Num5">
        <text:list-item>
          <text:p text:style-name="P5">O usuário tem permissão para acessar a funcionalidade.</text:p>
        </text:list-item>
        <text:list-item>
          <text:p text:style-name="P8">O usuário selecionou a opção <text:span text:style-name="T12">Alterar Período Relativo da Matrícula no caso de uso base;</text:span></text:p>
        </text:list-item>
      </text:list>
      <text:h text:style-name="P11" text:outline-level="3">Atores</text:h>
      <text:p text:style-name="Text_20_body"><text:span text:style-name="T6">Secretária Acadêmica</text:span> (primário)</text:p>
      <text:h text:style-name="P11" text:outline-level="3">Fluxo Principal</text:h>
      <text:list xml:id="list1362152879" text:continue-list="list1126398866" text:style-name="WW8Num5">
        <text:list-item text:start-value="1">
          <text:p text:style-name="P8"><text:span text:style-name="T12">Sistema solicita o período letivo da matrícula a constar na declaração;</text:span></text:p>
        </text:list-item>
        <text:list-item>
          <text:p text:style-name="P8"><text:span text:style-name="T12">Secretária informa o período letivo;</text:span></text:p>
        </text:list-item>
        <text:list-item>
          <text:p text:style-name="P8"><text:span text:style-name="T12">Sistema volta ao passo 5 do caso de uso principal;</text:span></text:p>
        </text:list-item>
      </text:list>
      <text:h text:style-name="Heading_20_3" text:outline-level="3"><text:span text:style-name="T2">Fluxo Alternativo 1</text:span></text:h>
      <text:list xml:id="list1105471148" text:continue-list="list1362152879" text:style-name="WW8Num5">
        <text:list-item text:start-value="1">
          <text:p text:style-name="P8"><text:span text:style-name="T12">Se no passo 2 o período informado for maior que o número máximos de períodos previstos no curso, o sistema exibe mensagem de erro e volta ao passo 1 do fluxo principal;</text:span></text:p>
        </text:list-item>
      </text:list>
      <text:h text:style-name="P11" text:outline-level="3">Pós-condições</text:h>
      <text:list xml:id="list1652715606" text:continue-list="list1105471148" text:style-name="WW8Num5">
        <text:list-item text:start-value="1">
          <text:p text:style-name="P8"><text:span text:style-name="T12">Secretaria alterou o período letivo da matrícula;</text:span></text:p>
        </text:list-item>
      </text:list>
      <text:p text:style-name="P3"/>
      <text:h text:style-name="P11" text:outline-level="3">Regras de Negócio</text:h>
      <text:p text:style-name="P3">N/A</text:p>
      <text:p text:style-name="P3"/>
      <text:h text:style-name="Heading_20_3" text:outline-level="3"><text:span text:style-name="T2">APENDÊNCE I</text:span></text:h>
      <text:p text:style-name="P9"><text:span text:style-name="T2"/></text:p>
      <text:p text:style-name="P10"><text:span text:style-name="T3"><text:s/>DECLARAÇÃO</text:span></text:p>
      <text:p text:style-name="P16"/>
      <text:p text:style-name="P15">Declaramos para os devidos fins que <text:span text:style-name="T4">Abimael</text:span><text:span text:style-name="T3"> dos Reis Temístocle</text:span>s<text:span text:style-name="T3">, </text:span>mat<text:span text:style-name="T3">: 081</text:span><text:span text:style-name="T4">3</text:span><text:span text:style-name="T3">7</text:span><text:span text:style-name="T4">5</text:span><text:span text:style-name="T3">0027, </text:span>encontra-se regularmente matriculado neste Instituto, no 5<text:span text:style-name="T3">º </text:span>período<text:span text:style-name="T3"> </text:span>do <text:span text:style-name="T3">Curso Superior de</text:span> <text:span text:style-name="T3">Tecnologia em Análise de Sistemas Informatizados</text:span>, no turno da noite<text:span text:style-name="T3">.</text:span></text:p>
      <text:p text:style-name="P16"/>
      <text:p text:style-name="P15">Rio de Janeiro, 04 de maio de 2012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class="text">
      <style:paragraph-properties fo:margin-left="0in" fo:margin-right="0in" fo:margin-top="0.1665in" fo:margin-bottom="0in" fo:text-align="justify" style:justify-single-word="false" fo:text-indent="0.3937in" style:auto-text-indent="false"/>
      <style:text-properties style:font-name="Garamond" fo:font-size="12pt" style:font-size-asian="12pt"/>
    </style:style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date>2012-05-11T22:09:21</dc:date>
    <meta:editing-cycles>17</meta:editing-cycles>
    <meta:editing-duration>PT02H17M43S</meta:editing-duration>
    <meta:generator>OpenOffice.org/3.2$Linux OpenOffice.org_project/320m19$Build-9505</meta:generator>
    <dc:creator>mbelo </dc:creator>
    <meta:document-statistic meta:table-count="1" meta:image-count="0" meta:object-count="0" meta:page-count="1" meta:paragraph-count="27" meta:word-count="178" meta:character-count="1094"/>
    <meta:user-defined meta:name="_DocHome" meta:value-type="float">1971586133</meta:user-defined>
  </office:meta>
</office:document-meta>
</file>